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2000000790000007A21B5FA76.eps"/>
  <manifest:file-entry manifest:media-type="" manifest:full-path="Pictures/200000020000007A0000007BF885BEDD.eps"/>
  <manifest:file-entry manifest:media-type="" manifest:full-path="Pictures/200000020000019C000003146980FA3A.eps"/>
  <manifest:file-entry manifest:media-type="" manifest:full-path="Pictures/200000020000009500000095186F1AAC.eps"/>
  <manifest:file-entry manifest:media-type="" manifest:full-path="Pictures/2000000200000079000000795BE0A8EB.eps"/>
  <manifest:file-entry manifest:media-type="" manifest:full-path="Pictures/20000002000000790000007A3143CEA4.eps"/>
  <manifest:file-entry manifest:media-type="" manifest:full-path="Pictures/2000000200000052000000535152144D.eps"/>
  <manifest:file-entry manifest:media-type="" manifest:full-path="Pictures/20000002000000790000007AED250E0D.eps"/>
  <manifest:file-entry manifest:media-type="" manifest:full-path="Pictures/200000020000007900000079F2C09FBA.eps"/>
  <manifest:file-entry manifest:media-type="" manifest:full-path="Pictures/20000002000000790000007AE116658E.eps"/>
  <manifest:file-entry manifest:media-type="" manifest:full-path="Pictures/20000002000000790000007A3B4233CF.eps"/>
  <manifest:file-entry manifest:media-type="" manifest:full-path="Pictures/200000020000007A00000079A8C79838.eps"/>
  <manifest:file-entry manifest:media-type="" manifest:full-path="Pictures/20000002000000790000007A7C6B86D0.eps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ingbats" svg:font-family="Dingbats" style:font-pitch="variable" style:font-charset="x-symbol"/>
    <style:font-face style:name="Lohit Devanagari1" svg:font-family="'Lohit Devanagari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99cm"/>
    </style:style>
    <style:style style:name="Table1.B" style:family="table-column">
      <style:table-column-properties style:column-width="5.51cm"/>
    </style:style>
    <style:style style:name="Table1.C" style:family="table-column">
      <style:table-column-properties style:column-width="2.612cm"/>
    </style:style>
    <style:style style:name="Table1.D" style:family="table-column">
      <style:table-column-properties style:column-width="5.9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6.648cm" table:align="margins"/>
    </style:style>
    <style:style style:name="Table2.A" style:family="table-column">
      <style:table-column-properties style:column-width="5.549cm" style:rel-column-width="21845*"/>
    </style:style>
    <style:style style:name="Table2.A1" style:family="table-cell">
      <style:table-cell-properties fo:padding="0cm" fo:border="none"/>
    </style:style>
    <style:style style:name="Table6" style:family="table">
      <style:table-properties style:width="16.648cm" table:align="margins"/>
    </style:style>
    <style:style style:name="Table6.A" style:family="table-column">
      <style:table-column-properties style:column-width="5.549cm" style:rel-column-width="21845*"/>
    </style:style>
    <style:style style:name="Table6.A1" style:family="table-cell">
      <style:table-cell-properties fo:padding="0cm" fo:border="none"/>
    </style:style>
    <style:style style:name="Table32" style:family="table">
      <style:table-properties style:width="16.826cm" table:align="margins"/>
    </style:style>
    <style:style style:name="Table32.A" style:family="table-column">
      <style:table-column-properties style:column-width="2.096cm" style:rel-column-width="8159*"/>
    </style:style>
    <style:style style:name="Table32.B" style:family="table-column">
      <style:table-column-properties style:column-width="2.559cm" style:rel-column-width="9968*"/>
    </style:style>
    <style:style style:name="Table32.C" style:family="table-column">
      <style:table-column-properties style:column-width="8.641cm" style:rel-column-width="33658*"/>
    </style:style>
    <style:style style:name="Table32.D" style:family="table-column">
      <style:table-column-properties style:column-width="2.066cm" style:rel-column-width="8043*"/>
    </style:style>
    <style:style style:name="Table32.E" style:family="table-column">
      <style:table-column-properties style:column-width="1.466cm" style:rel-column-width="5707*"/>
    </style:style>
    <style:style style:name="Table32.A1" style:family="table-cell">
      <style:table-cell-properties fo:padding="0cm" fo:border="none"/>
    </style:style>
    <style:style style:name="Table33" style:family="table">
      <style:table-properties style:width="16.826cm" table:align="margins"/>
    </style:style>
    <style:style style:name="Table33.A" style:family="table-column">
      <style:table-column-properties style:column-width="2.24cm" style:rel-column-width="8723*"/>
    </style:style>
    <style:style style:name="Table33.B" style:family="table-column">
      <style:table-column-properties style:column-width="2.473cm" style:rel-column-width="9635*"/>
    </style:style>
    <style:style style:name="Table33.C" style:family="table-column">
      <style:table-column-properties style:column-width="8.698cm" style:rel-column-width="33875*"/>
    </style:style>
    <style:style style:name="Table33.D" style:family="table-column">
      <style:table-column-properties style:column-width="2.3cm" style:rel-column-width="8961*"/>
    </style:style>
    <style:style style:name="Table33.E" style:family="table-column">
      <style:table-column-properties style:column-width="1.115cm" style:rel-column-width="4341*"/>
    </style:style>
    <style:style style:name="Table33.A1" style:family="table-cell">
      <style:table-cell-properties fo:background-color="#cfe7f5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3.E1" style:family="table-cell">
      <style:table-cell-properties fo:background-color="#cfe7f5" fo:padding="0.097cm" fo:border="0.002cm solid #000000">
        <style:background-image/>
      </style:table-cell-properties>
    </style:style>
    <style:style style:name="Table7" style:family="table">
      <style:table-properties style:width="16.826cm" table:align="margins"/>
    </style:style>
    <style:style style:name="Table7.A" style:family="table-column">
      <style:table-column-properties style:column-width="5.491cm" style:rel-column-width="21385*"/>
    </style:style>
    <style:style style:name="Table7.B" style:family="table-column">
      <style:table-column-properties style:column-width="11.335cm" style:rel-column-width="44150*"/>
    </style:style>
    <style:style style:name="Table7.A1" style:family="table-cell">
      <style:table-cell-properties fo:padding="0.097cm" fo:border="none"/>
    </style:style>
    <style:style style:name="Table5" style:family="table">
      <style:table-properties style:width="16.826cm" table:align="margins"/>
    </style:style>
    <style:style style:name="Table5.A" style:family="table-column">
      <style:table-column-properties style:column-width="5.491cm" style:rel-column-width="21385*"/>
    </style:style>
    <style:style style:name="Table5.B" style:family="table-column">
      <style:table-column-properties style:column-width="11.335cm" style:rel-column-width="44150*"/>
    </style:style>
    <style:style style:name="Table5.1" style:family="table-row">
      <style:table-row-properties style:min-row-height="0.688cm"/>
    </style:style>
    <style:style style:name="Table5.A1" style:family="table-cell">
      <style:table-cell-properties fo:padding="0.097cm" fo:border="none"/>
    </style:style>
    <style:style style:name="Table8" style:family="table">
      <style:table-properties style:width="16.826cm" table:align="margins"/>
    </style:style>
    <style:style style:name="Table8.A" style:family="table-column">
      <style:table-column-properties style:column-width="5.489cm" style:rel-column-width="21377*"/>
    </style:style>
    <style:style style:name="Table8.B" style:family="table-column">
      <style:table-column-properties style:column-width="11.337cm" style:rel-column-width="44158*"/>
    </style:style>
    <style:style style:name="Table8.A1" style:family="table-cell">
      <style:table-cell-properties fo:padding="0.097cm" fo:border="none"/>
    </style:style>
    <style:style style:name="Table10" style:family="table">
      <style:table-properties style:width="16.826cm" table:align="margins"/>
    </style:style>
    <style:style style:name="Table10.A" style:family="table-column">
      <style:table-column-properties style:column-width="5.489cm" style:rel-column-width="21377*"/>
    </style:style>
    <style:style style:name="Table10.B" style:family="table-column">
      <style:table-column-properties style:column-width="11.337cm" style:rel-column-width="44158*"/>
    </style:style>
    <style:style style:name="Table10.A1" style:family="table-cell">
      <style:table-cell-properties fo:padding="0.097cm" fo:border="none"/>
    </style:style>
    <style:style style:name="Table11" style:family="table">
      <style:table-properties style:width="16.826cm" table:align="margins"/>
    </style:style>
    <style:style style:name="Table11.A" style:family="table-column">
      <style:table-column-properties style:column-width="5.489cm" style:rel-column-width="21377*"/>
    </style:style>
    <style:style style:name="Table11.B" style:family="table-column">
      <style:table-column-properties style:column-width="11.337cm" style:rel-column-width="44158*"/>
    </style:style>
    <style:style style:name="Table11.A1" style:family="table-cell">
      <style:table-cell-properties fo:padding="0.097cm" fo:border="none"/>
    </style:style>
    <style:style style:name="Table9" style:family="table">
      <style:table-properties style:width="16.708cm" table:align="margins"/>
    </style:style>
    <style:style style:name="Table9.A" style:family="table-column">
      <style:table-column-properties style:column-width="5.569cm" style:rel-column-width="21845*"/>
    </style:style>
    <style:style style:name="Table9.1" style:family="table-row">
      <style:table-row-properties style:keep-together="false" fo:keep-together="always"/>
    </style:style>
    <style:style style:name="Table9.A1" style:family="table-cell">
      <style:table-cell-properties fo:background-color="transparent" fo:padding="0.097cm" fo:border="none">
        <style:background-image/>
      </style:table-cell-properties>
    </style:style>
    <style:style style:name="Table9.B1" style:family="table-cell">
      <style:table-cell-properties fo:padding="0.097cm" fo:border="none"/>
    </style:style>
    <style:style style:name="Table12" style:family="table">
      <style:table-properties style:width="16.826cm" table:align="margins"/>
    </style:style>
    <style:style style:name="Table12.A" style:family="table-column">
      <style:table-column-properties style:column-width="5.489cm" style:rel-column-width="21377*"/>
    </style:style>
    <style:style style:name="Table12.B" style:family="table-column">
      <style:table-column-properties style:column-width="11.337cm" style:rel-column-width="44158*"/>
    </style:style>
    <style:style style:name="Table12.A1" style:family="table-cell">
      <style:table-cell-properties fo:padding="0.097cm" fo:border="none"/>
    </style:style>
    <style:style style:name="Table13" style:family="table">
      <style:table-properties style:width="16.826cm" table:align="margins"/>
    </style:style>
    <style:style style:name="Table13.A" style:family="table-column">
      <style:table-column-properties style:column-width="5.489cm" style:rel-column-width="21377*"/>
    </style:style>
    <style:style style:name="Table13.B" style:family="table-column">
      <style:table-column-properties style:column-width="11.337cm" style:rel-column-width="44158*"/>
    </style:style>
    <style:style style:name="Table13.A1" style:family="table-cell">
      <style:table-cell-properties fo:padding="0.097cm" fo:border="none"/>
    </style:style>
    <style:style style:name="Table14" style:family="table">
      <style:table-properties style:width="16.826cm" table:align="margins"/>
    </style:style>
    <style:style style:name="Table14.A" style:family="table-column">
      <style:table-column-properties style:column-width="5.489cm" style:rel-column-width="21377*"/>
    </style:style>
    <style:style style:name="Table14.B" style:family="table-column">
      <style:table-column-properties style:column-width="11.337cm" style:rel-column-width="44158*"/>
    </style:style>
    <style:style style:name="Table14.A1" style:family="table-cell">
      <style:table-cell-properties fo:padding="0.097cm" fo:border="none"/>
    </style:style>
    <style:style style:name="Table15" style:family="table">
      <style:table-properties style:width="16.826cm" table:align="margins"/>
    </style:style>
    <style:style style:name="Table15.A" style:family="table-column">
      <style:table-column-properties style:column-width="5.489cm" style:rel-column-width="21377*"/>
    </style:style>
    <style:style style:name="Table15.B" style:family="table-column">
      <style:table-column-properties style:column-width="11.337cm" style:rel-column-width="44158*"/>
    </style:style>
    <style:style style:name="Table15.A1" style:family="table-cell">
      <style:table-cell-properties fo:padding="0.097cm" fo:border="none"/>
    </style:style>
    <style:style style:name="Table16" style:family="table">
      <style:table-properties style:width="16.826cm" table:align="margins"/>
    </style:style>
    <style:style style:name="Table16.A" style:family="table-column">
      <style:table-column-properties style:column-width="16.826cm" style:rel-column-width="65535*"/>
    </style:style>
    <style:style style:name="Table16.A1" style:family="table-cell">
      <style:table-cell-properties fo:padding="0.097cm" fo:border="none"/>
    </style:style>
    <style:style style:name="Table17" style:family="table">
      <style:table-properties style:width="16.826cm" table:align="margins"/>
    </style:style>
    <style:style style:name="Table17.A" style:family="table-column">
      <style:table-column-properties style:column-width="16.826cm" style:rel-column-width="65535*"/>
    </style:style>
    <style:style style:name="Table17.A1" style:family="table-cell">
      <style:table-cell-properties fo:padding="0.097cm" fo:border="none"/>
    </style:style>
    <style:style style:name="Table19" style:family="table">
      <style:table-properties style:width="17.316cm" fo:margin-left="0cm" table:align="left"/>
    </style:style>
    <style:style style:name="Table19.A" style:family="table-column">
      <style:table-column-properties style:column-width="3.399cm"/>
    </style:style>
    <style:style style:name="Table19.B" style:family="table-column">
      <style:table-column-properties style:column-width="3.401cm"/>
    </style:style>
    <style:style style:name="Table19.E" style:family="table-column">
      <style:table-column-properties style:column-width="3.717cm"/>
    </style:style>
    <style:style style:name="Tab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9.E1" style:family="table-cell">
      <style:table-cell-properties fo:padding="0.097cm" fo:border="0.002cm solid #000000"/>
    </style:style>
    <style:style style:name="Table19.A2" style:family="table-cell">
      <style:table-cell-properties fo:padding="0.097cm" fo:border-left="0.002cm solid #000000" fo:border-right="none" fo:border-top="none" fo:border-bottom="0.002cm solid #000000"/>
    </style:style>
    <style:style style:name="Table19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0" style:family="table">
      <style:table-properties style:width="17.316cm" fo:margin-left="0cm" table:align="left"/>
    </style:style>
    <style:style style:name="Table20.A" style:family="table-column">
      <style:table-column-properties style:column-width="3.399cm"/>
    </style:style>
    <style:style style:name="Table20.B" style:family="table-column">
      <style:table-column-properties style:column-width="3.401cm"/>
    </style:style>
    <style:style style:name="Table20.E" style:family="table-column">
      <style:table-column-properties style:column-width="3.717cm"/>
    </style:style>
    <style:style style:name="Tab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0.E1" style:family="table-cell">
      <style:table-cell-properties fo:padding="0.097cm" fo:border="0.002cm solid #000000"/>
    </style:style>
    <style:style style:name="Table20.A2" style:family="table-cell">
      <style:table-cell-properties fo:padding="0.097cm" fo:border-left="0.002cm solid #000000" fo:border-right="none" fo:border-top="none" fo:border-bottom="0.002cm solid #000000"/>
    </style:style>
    <style:style style:name="Table20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" style:family="table">
      <style:table-properties style:width="17.344cm" fo:margin-left="0cm" table:align="left"/>
    </style:style>
    <style:style style:name="Table21.A" style:family="table-column">
      <style:table-column-properties style:column-width="3.399cm"/>
    </style:style>
    <style:style style:name="Table21.B" style:family="table-column">
      <style:table-column-properties style:column-width="3.401cm"/>
    </style:style>
    <style:style style:name="Table21.E" style:family="table-column">
      <style:table-column-properties style:column-width="3.745cm"/>
    </style:style>
    <style:style style:name="Tab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1.E1" style:family="table-cell">
      <style:table-cell-properties fo:padding="0.097cm" fo:border="0.002cm solid #000000"/>
    </style:style>
    <style:style style:name="Table21.A2" style:family="table-cell">
      <style:table-cell-properties fo:padding="0.097cm" fo:border-left="0.002cm solid #000000" fo:border-right="none" fo:border-top="none" fo:border-bottom="0.002cm solid #000000"/>
    </style:style>
    <style:style style:name="Table2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2" style:family="table">
      <style:table-properties style:width="17.374cm" fo:margin-left="0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5.667cm"/>
    </style:style>
    <style:style style:name="Table22.C" style:family="table-column">
      <style:table-column-properties style:column-width="6.041cm"/>
    </style:style>
    <style:style style:name="Tab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2.C1" style:family="table-cell">
      <style:table-cell-properties fo:padding="0.097cm" fo:border="0.002cm solid #000000"/>
    </style:style>
    <style:style style:name="Table22.2" style:family="table-row">
      <style:table-row-properties style:min-row-height="1.034cm"/>
    </style:style>
    <style:style style:name="Table22.A2" style:family="table-cell">
      <style:table-cell-properties fo:padding="0.097cm" fo:border-left="0.002cm solid #000000" fo:border-right="none" fo:border-top="none" fo:border-bottom="0.002cm solid #000000"/>
    </style:style>
    <style:style style:name="Table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3" style:family="table">
      <style:table-properties style:width="17.374cm" fo:margin-left="0cm" table:align="left"/>
    </style:style>
    <style:style style:name="Table23.A" style:family="table-column">
      <style:table-column-properties style:column-width="8.498cm"/>
    </style:style>
    <style:style style:name="Table23.B" style:family="table-column">
      <style:table-column-properties style:column-width="8.876cm"/>
    </style:style>
    <style:style style:name="Table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3.B1" style:family="table-cell">
      <style:table-cell-properties fo:padding="0.097cm" fo:border="0.002cm solid #000000"/>
    </style:style>
    <style:style style:name="Table23.A2" style:family="table-cell">
      <style:table-cell-properties fo:padding="0.097cm" fo:border-left="0.002cm solid #000000" fo:border-right="none" fo:border-top="none" fo:border-bottom="0.002cm solid #000000"/>
    </style:style>
    <style:style style:name="Table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" style:family="table">
      <style:table-properties style:width="16.826cm" table:align="margins"/>
    </style:style>
    <style:style style:name="Table18.A" style:family="table-column">
      <style:table-column-properties style:column-width="8.507cm" style:rel-column-width="33137*"/>
    </style:style>
    <style:style style:name="Table18.B" style:family="table-column">
      <style:table-column-properties style:column-width="8.319cm" style:rel-column-width="32398*"/>
    </style:style>
    <style:style style:name="Table18.A1" style:family="table-cell">
      <style:table-cell-properties fo:padding="0.097cm" fo:border="none"/>
    </style:style>
    <style:style style:name="Table24" style:family="table">
      <style:table-properties style:width="16.826cm" table:align="margins"/>
    </style:style>
    <style:style style:name="Table24.A" style:family="table-column">
      <style:table-column-properties style:column-width="16.826cm" style:rel-column-width="65535*"/>
    </style:style>
    <style:style style:name="Table24.A1" style:family="table-cell">
      <style:table-cell-properties fo:padding="0cm" fo:border="none"/>
    </style:style>
    <style:style style:name="Table25" style:family="table">
      <style:table-properties style:width="16.826cm" table:align="margins"/>
    </style:style>
    <style:style style:name="Table25.A" style:family="table-column">
      <style:table-column-properties style:column-width="3.366cm" style:rel-column-width="13106*"/>
    </style:style>
    <style:style style:name="Table25.D" style:family="table-column">
      <style:table-column-properties style:column-width="3.366cm" style:rel-column-width="13109*"/>
    </style:style>
    <style:style style:name="Table25.E" style:family="table-column">
      <style:table-column-properties style:column-width="3.366cm" style:rel-column-width="13108*"/>
    </style:style>
    <style:style style:name="Table25.A1" style:family="table-cell">
      <style:table-cell-properties fo:padding="0cm" fo:border="none"/>
    </style:style>
    <style:style style:name="Table26" style:family="table">
      <style:table-properties style:width="16.826cm" table:align="margins"/>
    </style:style>
    <style:style style:name="Table26.A" style:family="table-column">
      <style:table-column-properties style:column-width="3.366cm" style:rel-column-width="13106*"/>
    </style:style>
    <style:style style:name="Table26.D" style:family="table-column">
      <style:table-column-properties style:column-width="3.366cm" style:rel-column-width="13109*"/>
    </style:style>
    <style:style style:name="Table26.E" style:family="table-column">
      <style:table-column-properties style:column-width="3.366cm" style:rel-column-width="13108*"/>
    </style:style>
    <style:style style:name="Tab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6.E1" style:family="table-cell">
      <style:table-cell-properties fo:padding="0.097cm" fo:border="0.002cm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Footer">
      <style:paragraph-properties fo:text-align="center" style:justify-single-word="false" fo:break-before="page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Report_20_section_20_heading">
      <style:paragraph-properties fo:break-before="page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tandard">
      <style:paragraph-properties>
        <style:tab-stops>
          <style:tab-stop style:position="9.79cm" style:type="right"/>
        </style:tab-stops>
      </style:paragraph-properties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text-properties style:font-name-asian="WenQuanYi Zen Hei Sharp" style:font-name-complex="Lohit Devanagari" style:font-size-complex="13.3000001907349pt"/>
    </style:style>
    <style:style style:name="P9" style:family="paragraph" style:parent-style-name="Table_20_Contents">
      <style:text-properties style:font-name-asian="WenQuanYi Zen Hei Sharp" style:font-name-complex="Lohit Devanagari" style:font-size-complex="16.1000003814697pt"/>
    </style:style>
    <style:style style:name="P10" style:family="paragraph" style:parent-style-name="Table_20_Contents">
      <style:text-properties fo:color="#3399ff" fo:font-size="14pt" fo:font-weight="bold" style:font-size-asian="14pt" style:font-weight-asian="bold" style:font-size-complex="14pt" style:font-weight-complex="bold"/>
    </style:style>
    <style:style style:name="P11" style:family="paragraph" style:parent-style-name="Table_20_Contents">
      <style:text-properties fo:color="#808080" fo:font-size="13pt" fo:font-weight="bold" style:font-size-asian="13pt" style:font-weight-asian="bold" style:font-size-complex="13pt" style:font-weight-complex="bold"/>
    </style:style>
    <style:style style:name="P12" style:family="paragraph" style:parent-style-name="Table_20_Contents">
      <style:text-properties fo:font-style="italic" style:font-style-asian="italic" style:font-style-complex="italic"/>
    </style:style>
    <style:style style:name="P13" style:family="paragraph" style:parent-style-name="FrontPage_20_Frame">
      <style:text-properties fo:font-weight="bold" style:font-weight-asian="bold" style:font-weight-complex="bold"/>
    </style:style>
    <style:style style:name="P14" style:family="paragraph" style:parent-style-name="Back_20_cover_20_text">
      <style:paragraph-properties>
        <style:tab-stops>
          <style:tab-stop style:position="2.09cm"/>
          <style:tab-stop style:position="17.992cm" style:type="right"/>
        </style:tab-stops>
      </style:paragraph-properties>
    </style:style>
    <style:style style:name="P15" style:family="paragraph" style:parent-style-name="Index_20_listing_20_light">
      <style:text-properties fo:font-weight="normal" style:font-weight-asian="normal" style:font-weight-complex="normal"/>
    </style:style>
    <style:style style:name="P16" style:family="paragraph" style:parent-style-name="Table_20_Contents">
      <style:paragraph-properties fo:margin-left="0cm" fo:margin-right="-0.199cm" fo:margin-top="0cm" fo:margin-bottom="0cm" fo:text-indent="0cm" style:auto-text-indent="false" fo:background-color="transparent" fo:padding="0cm" fo:border="none" style:shadow="none" text:number-lines="false" text:line-number="0">
        <style:background-image/>
      </style:paragraph-properties>
    </style:style>
    <style:style style:name="P17" style:family="paragraph" style:parent-style-name="Report_20_heading_20_4">
      <style:text-properties fo:font-weight="bold" style:font-weight-asian="bold" style:font-weight-complex="bold"/>
    </style:style>
    <style:style style:name="P18" style:family="paragraph" style:parent-style-name="Report_20_heading_20_4">
      <style:text-properties fo:font-weight="normal" style:font-weight-asian="normal" style:font-weight-complex="normal"/>
    </style:style>
    <style:style style:name="P19" style:family="paragraph" style:parent-style-name="Table_20_Contents">
      <style:paragraph-properties fo:background-color="#dddddd">
        <style:background-image/>
      </style:paragraph-properties>
    </style:style>
    <style:style style:name="P20" style:family="paragraph" style:parent-style-name="Table_20_Heading">
      <style:paragraph-properties fo:background-color="#00ccff">
        <style:background-image/>
      </style:paragraph-properties>
      <style:text-properties fo:font-weight="normal" style:font-weight-asian="normal" style:font-weight-complex="normal"/>
    </style:style>
    <style:style style:name="P21" style:family="paragraph" style:parent-style-name="Text_20_body" style:master-page-name="">
      <style:paragraph-properties style:page-number="auto"/>
    </style:style>
    <style:style style:name="P22" style:family="paragraph" style:parent-style-name="Text_20_body">
      <style:paragraph-properties fo:text-align="center" style:justify-single-word="false"/>
    </style:style>
    <style:style style:name="P23" style:family="paragraph" style:parent-style-name="Report_20_heading_20_4" style:master-page-name="">
      <style:paragraph-properties fo:margin-left="0cm" fo:margin-right="0cm" fo:text-indent="0cm" style:auto-text-indent="false" style:page-number="auto" fo:keep-with-next="always"/>
      <style:text-properties style:font-name="Liberation Sans" fo:font-style="normal" fo:font-weight="normal" style:font-name-asian="WenQuanYi Zen Hei Sharp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24" style:family="paragraph" style:parent-style-name="Report_20_heading_20_4">
      <style:paragraph-properties fo:margin-left="0cm" fo:margin-right="0cm" fo:text-indent="0cm" style:auto-text-indent="false"/>
      <style:text-properties style:font-name="Liberation Sans" fo:font-style="normal" fo:font-weight="normal" style:font-name-asian="WenQuanYi Zen Hei Sharp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25" style:family="paragraph" style:parent-style-name="Standard" style:master-page-name="Cover_20_Page">
      <style:paragraph-properties style:page-number="auto"/>
    </style:style>
    <style:style style:name="P26" style:family="paragraph" style:parent-style-name="Text_20_body" style:master-page-name="Plan">
      <style:paragraph-properties style:page-number="auto"/>
    </style:style>
    <style:style style:name="P27" style:family="paragraph" style:parent-style-name="Text_20_body" style:master-page-name="Back_20_page">
      <style:paragraph-properties style:page-number="auto"/>
    </style:style>
    <style:style style:name="P28" style:family="paragraph" style:parent-style-name="Text_20_body">
      <style:paragraph-properties fo:break-before="page"/>
    </style:style>
    <style:style style:name="P29" style:family="paragraph" style:parent-style-name="Heading_20_1" style:master-page-name="Summary">
      <style:paragraph-properties style:page-number="auto"/>
    </style:style>
    <style:style style:name="P30" style:family="paragraph" style:parent-style-name="Heading_20_2" style:list-style-name=""/>
    <style:style style:name="P31" style:family="paragraph" style:parent-style-name="Heading_20_2">
      <style:text-properties fo:font-size="14pt" style:font-size-asian="14pt" style:font-size-complex="14pt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IndexHeading" style:master-page-name="Index_20_Page">
      <style:paragraph-properties style:page-number="auto"/>
    </style:style>
    <style:style style:name="P34" style:family="paragraph" style:parent-style-name="Heading_20_4">
      <style:paragraph-properties fo:text-align="center" style:justify-single-word="false"/>
    </style:style>
    <style:style style:name="P35" style:family="paragraph" style:parent-style-name="Back_20_cover_20_text" style:master-page-name="Back_20_page">
      <style:paragraph-properties style:page-number="auto"/>
    </style:style>
    <style:style style:name="T1" style:family="text">
      <style:text-properties style:font-name="Dingbats"/>
    </style:style>
    <style:style style:name="fr1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.4cm" fo:border="0.002cm solid #ffffff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-content" style:horizontal-pos="center" style:horizontal-rel="paragraph" fo:background-color="transparent" style:background-transparency="100%" fo:padding="0cm" fo:border="0.176cm solid #bfe7f7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top" style:vertical-rel="paragraph-content" style:horizontal-pos="center" style:horizontal-rel="paragraph" fo:background-color="#dadadb" style:background-transparency="0%" fo:padding="0.199cm" fo:border="0.002cm solid #dadadb" style:shadow="none">
        <style:background-image/>
        <style:columns fo:column-count="1" fo:column-gap="0cm"/>
      </style:graphic-properties>
    </style:style>
    <style:style style:name="fr4" style:family="graphic" style:parent-style-name="Frame">
      <style:graphic-properties style:wrap="none" style:vertical-pos="top" style:vertical-rel="paragraph-content" style:horizontal-pos="center" style:horizontal-rel="paragraph" fo:background-color="#bfe7f7" style:background-transparency="0%" fo:padding="0.199cm" fo:border="0.002cm solid #bfe7f7" style:shadow="none">
        <style:background-image/>
        <style:columns fo:column-count="1" fo:column-gap="0cm"/>
      </style:graphic-properties>
    </style:style>
    <style:style style:name="fr5" style:family="graphic" style:parent-style-name="Frame">
      <style:graphic-properties style:wrap="none" style:vertical-pos="from-top" style:vertical-rel="paragraph" style:horizontal-pos="from-left" style:horizontal-rel="paragraph" fo:background-color="#bfe7f7" style:background-transparency="0%" fo:padding="0.199cm" fo:border="0.002cm solid #bfe7f7" style:shadow="none">
        <style:background-image/>
        <style:columns fo:column-count="1" fo:column-gap="0cm"/>
      </style:graphic-properties>
    </style:style>
    <style:style style:name="fr6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7" style:family="graphic" style:parent-style-name="Frame">
      <style:graphic-properties style:wrap="none" style:vertical-pos="from-top" style:vertical-rel="page" style:horizontal-pos="from-left" style:horizontal-rel="page" fo:padding="0cm" fo:border="none" style:shadow="none"/>
    </style:style>
    <style:style style:name="fr8" style:family="graphic" style:parent-style-name="Graphics">
      <style:graphic-properties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0" style:family="graphic" style:parent-style-name="Graphics">
      <style:graphic-properties fo:margin-left="0cm" fo:margin-right="0.199cm" style:vertical-pos="middle" style:vertical-rel="line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1" style:family="graphic" style:parent-style-name="Graphics">
      <style:graphic-properties fo:margin-left="0cm" fo:margin-right="0.199cm" style:protect="content size position" style:vertical-pos="middle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2" style:family="graphic" style:parent-style-name="Graphics">
      <style:graphic-properties fo:margin-left="0cm" fo:margin-right="0.199cm" style:vertical-pos="middle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3" style:family="graphic" style:parent-style-name="Graphics">
      <style:graphic-properties fo:margin-left="0cm" fo:margin-right="0.199cm" style:vertical-pos="middle" style:vertical-rel="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14" style:family="graphic" style:parent-style-name="Graphics">
      <style:graphic-properties style:run-through="foreground" style:protect="size position" style:wrap="run-through" style:number-wrapped-paragraphs="no-limit" style:vertical-pos="top" style:vertical-rel="paragraph-conten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6" style:family="graphic" style:parent-style-name="Graphics">
      <style:graphic-properties style:protect="content size position" style:wrap="run-through" style:number-wrapped-paragraphs="no-limit" style:vertical-pos="top" style:vertical-rel="paragraph-content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17" style:family="graphic" style:parent-style-name="Graphics">
      <style:graphic-properties style:vertical-pos="top" style:vertical-rel="paragraph-conten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8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198cm">
          <style:column style:rel-width="32767*" fo:start-indent="0cm" fo:end-indent="0.099cm"/>
          <style:column style:rel-width="32768*" fo:start-indent="0.099cm" fo:end-indent="0cm"/>
        </style:columns>
      </style:section-properties>
    </style:style>
    <style:style style:name="Sect3" style:family="section">
      <style:section-properties fo:margin-left="0.118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tient.dob" text:name="patient.date_of_birth_long"/>
        <text:user-field-decl office:value-type="string" office:string-value="patient.id" text:name="patient.ibs_number"/>
        <text:user-field-decl office:value-type="string" office:string-value="patient.fullname" text:name="patient.name"/>
        <text:user-field-decl office:value-type="string" office:string-value="patient.dob" text:name="patient.date_of_birth"/>
        <text:user-field-decl office:value-type="string" office:string-value="appointment.date" text:name="appointment.date"/>
        <text:user-field-decl office:value-type="string" office:string-value="appointment.type" text:name="appointment.type"/>
        <text:user-field-decl office:value-type="string" office:string-value="appointment.location.name" text:name="appointment.location.name"/>
        <text:user-field-decl office:value-type="string" office:string-value="appointment.practitioner.name" text:name="appointment.practitioner.name"/>
        <text:user-field-decl office:value-type="string" office:string-value="appointment.time" text:name="appointment.time"/>
        <text:user-field-decl office:value-type="string" office:string-value="appointment.location.address" text:name="appointment.location.address"/>
        <text:user-field-decl office:value-type="string" office:string-value="context:history mode:zebra" text:name="appointment_history_context"/>
        <text:user-field-decl office:value-type="string" office:string-value=".date" text:name="history_date"/>
        <text:user-field-decl office:value-type="string" office:string-value=".location" text:name="history_location"/>
        <text:user-field-decl office:value-type="string" office:string-value=".practitioner" text:name="history_practitioner"/>
        <text:user-field-decl office:value-type="string" office:string-value="cover.intro" text:name="cover.intro"/>
        <text:user-field-decl office:value-type="string" office:string-value="cover.medical_action_plan.xxx" text:name="cover.medical_action_plan"/>
        <text:user-field-decl office:value-type="string" office:string-value="medical_summary.intro" text:name="medical_summary.intro"/>
        <text:user-field-decl office:value-type="string" office:string-value="medical_summary.body hOffset:1" text:name="medical_summary.body"/>
        <text:user-field-decl office:value-type="string" office:string-value="medical_summary.ha_summary.health_adviser" text:name="medical_summary.ha_summary"/>
        <text:user-field-decl office:value-type="string" office:string-value="context:history" text:name="context_appointment_history"/>
        <text:user-field-decl office:value-type="string" office:string-value="context:action_plan mode:zebra" text:name="context_action_plan"/>
        <text:user-field-decl office:value-type="string" office:string-value=".plan" text:name="action_plan.plan"/>
        <text:user-field-decl office:value-type="string" office:string-value=".goals" text:name="action_plan.goals"/>
        <text:user-field-decl office:value-type="string" office:string-value=".benefits" text:name="action_plan.benefits"/>
        <text:user-field-decl office:value-type="string" office:string-value="section:report_sections.invalid" text:name="section_invalid"/>
        <text:user-field-decl office:value-type="string" office:string-value="section:report.body_composition" text:name="section_body_composition"/>
        <text:user-field-decl office:value-type="string" office:string-value="report.body_composition.intro" text:name="report.body_composition.intro"/>
        <text:user-field-decl office:value-type="string" office:string-value="report.body_composition.height" text:name="report.body_composition.height"/>
        <text:user-field-decl office:value-type="string" office:string-value="report.body_composition.weight" text:name="report.body_composition.weight"/>
        <text:user-field-decl office:value-type="string" office:string-value="report.body_composition.bmi" text:name="report.body_composition.bmi"/>
        <text:user-field-decl office:value-type="string" office:string-value="internal:remove_para" text:name="format.remove_para"/>
        <text:user-field-decl office:value-type="string" office:string-value="section:report.activity" text:name="section_activity_measurements"/>
        <text:user-field-decl office:value-type="string" office:string-value="report.activity_measurement.intro" text:name="report.activity_measurement.intro"/>
        <text:user-field-decl office:value-type="string" office:string-value="image:graphs.body_composition.bmi.current" text:name="image_current_bmi"/>
        <text:user-field-decl office:value-type="string" office:string-value="image:graphs.body_composition.bmi.historic" text:name="image_historic_bmi"/>
        <text:user-field-decl office:value-type="string" office:string-value="report.body_composition.annotation" text:name="report.body_composition.annotation"/>
        <text:user-field-decl office:value-type="string" office:string-value="graphs.body_composition.bmi.current.annotation" text:name="report.body_composition.bmi.annotation"/>
        <text:user-field-decl office:value-type="string" office:string-value="graphs.body_composition.body_fat.current.annotation" text:name="report.body_composition.body_fat.annotation"/>
        <text:user-field-decl office:value-type="string" office:string-value="image:graphs.body_composition.body_fat.current" text:name="image_current_bodyfat"/>
        <text:user-field-decl office:value-type="string" office:string-value="image:graphs.body_composition.body_fat.historic" text:name="image_historic_bodyfat"/>
        <text:user-field-decl office:value-type="string" office:string-value="graphs.body_composition.waistheight.current.annotation" text:name="report.body_composition.waistheight.annotation"/>
        <text:user-field-decl office:value-type="string" office:string-value="image:graphs.body_composition.waistheight.historic" text:name="image_historic_waistheight"/>
        <text:user-field-decl office:value-type="string" office:string-value="image:graphs.body_composition.waistheight.current" text:name="image_current_waistheight"/>
        <text:user-field-decl office:value-type="string" office:string-value="report.lung_function.fev1.current.annotation" text:name="report.activity.activity_level.annotation"/>
        <text:user-field-decl office:value-type="string" office:string-value="report.activity.bmr.annotation" text:name="report.activity.bmr.annotation"/>
        <text:user-field-decl office:value-type="string" office:string-value="section:report.lung_function" text:name="section_lung_function"/>
        <text:user-field-decl office:value-type="string" office:string-value="section:report.cardiovascular" text:name="section_cardiovascular"/>
        <text:user-field-decl office:value-type="string" office:string-value="section:report.fitness" text:name="section_fitness"/>
        <text:user-field-decl office:value-type="string" office:string-value="section:report.strength" text:name="section_strength"/>
        <text:user-field-decl office:value-type="string" office:string-value="section:report.activity" text:name="section_wellbeing"/>
        <text:user-field-decl office:value-type="string" office:string-value="section:report.activity" text:name="section_msk"/>
        <text:user-field-decl office:value-type="string" office:string-value="section:report.bloodtest" text:name="section_bloodtest"/>
        <text:user-field-decl office:value-type="string" office:string-value="section:report.urinestool" text:name="section_urinestool"/>
        <text:user-field-decl office:value-type="string" office:string-value="image:graphs.lung_function.fev1.current" text:name="image_lung_fev1"/>
        <text:user-field-decl office:value-type="string" office:string-value="image:graphs.lung_function.fvc.current" text:name="image_lung_fvc"/>
        <text:user-field-decl office:value-type="string" office:string-value="image:graphs.lung_function.fev1fvc.current" text:name="image_lung_fev1fvc"/>
        <text:user-field-decl office:value-type="string" office:string-value="image:graphs.activity.activity_level.current" text:name="graphsActivityActivityLevelCurrent"/>
        <text:user-field-decl office:value-type="string" office:string-value="image:graphs.activity.activity_level.historic" text:name="graphsActivityActivityLevelHistoric"/>
        <text:user-field-decl office:value-type="string" office:string-value="image:graphs.activity.bmr.current" text:name="images.graphs.activity.bmr.current"/>
        <text:user-field-decl office:value-type="string" office:string-value="report.activity.bmr" text:name="report.activity.bmr"/>
        <text:user-field-decl office:value-type="string" office:string-value="graphs.activity.bmr.current.annotation" text:name="graphs.activity.bmr.current.annotation"/>
        <text:user-field-decl office:value-type="string" office:string-value="report.lung_function.cml" text:name="report.lung_function.cml"/>
        <text:user-field-decl office:value-type="string" office:string-value="report.cardiovascular.diabetes_risk_score.current.annotation" text:name="report.cardiovascular.diabetes_risk_score.current.annotation"/>
        <text:user-field-decl office:value-type="string" office:string-value="image:graphs.cardiovascular.diabetes_risk_score.current" text:name="image.report.cardiovascular.diabetes_risk_score.current"/>
        <text:user-field-decl office:value-type="string" office:string-value="image:graphs.cardiovascular.diabetes_risk_score.historic" text:name="image.graphs.cardiovascular.diabetes_risk_score.historic"/>
        <text:user-field-decl office:value-type="string" office:string-value="report.cardiovascular.coronary_heart_risk_score.current.annotation" text:name="report.cardiovascular.coronary_heart_risk_score.current.annotation"/>
        <text:user-field-decl office:value-type="string" office:string-value="image:graphs.cardiovascular.coronary_heart_risk_score.current" text:name="image.graphs.cardiovascular.coronary_heart_risk_score.current"/>
        <text:user-field-decl office:value-type="string" office:string-value="image:graphs.cardiovascular.coronary_heart_risk_score.historic" text:name="image.graphs.cardiovascular.coronary_heart_risk_score.historic"/>
        <text:user-field-decl office:value-type="string" office:string-value="image:graphs.cardiovascular.blood_pressure.current" text:name="image.graphs.cardiovascular.blood_pressure.current"/>
        <text:user-field-decl office:value-type="string" office:string-value="image:graphs.cardiovascular.blood_pressure.historic" text:name="image.graphs.cardiovascular.blood_pressure.historic"/>
        <text:user-field-decl office:value-type="string" office:string-value="image:graphs.vision_and_hearing.hearing.left" text:name="image.graphs.fitness.vo2.current"/>
        <text:user-field-decl office:value-type="string" office:string-value="image:graphs.vision_and_hearing.hearing.right" text:name="image.graphs.fitness.vo2.historic"/>
        <text:user-field-decl office:value-type="string" office:string-value="report.fitness.vo2.current.annotation" text:name="report.fitness.vo2.current.annotation"/>
        <text:user-field-decl office:value-type="string" office:string-value="image:graphs.fitness.systolic_blood_pressure.current" text:name="image.graphs.fitness.systolic_blood_pressure.current"/>
        <text:user-field-decl office:value-type="string" office:string-value="image:graphs.fitness.systolic_blood_pressure" text:name="image.graphs.fitness.systolic_blood_pressure.historic"/>
        <text:user-field-decl office:value-type="string" office:string-value="image:graphs.fitness.diastolic_blood_pressure.current" text:name="image.graphs.fitness.diastolic_blood_pressure.current"/>
        <text:user-field-decl office:value-type="string" office:string-value="image:graphs.fitness.diastolic_blood_pressure" text:name="image.graphs.fitness.diastolic_blood_pressure.historic"/>
        <text:user-field-decl office:value-type="string" office:string-value="cover.medical_action_plan.introduction" text:name="cover.medical_action_plan.introduction"/>
        <text:user-field-decl office:value-type="string" office:string-value="cover.medical_action_plan.specific_concerns" text:name="cover.medical_action_plan.specific_concerns"/>
        <text:user-field-decl office:value-type="string" office:string-value="cover.medical_action_plan.issues_need_address" text:name="cover.medical_action_plan.issues_need_address"/>
        <text:user-field-decl office:value-type="string" office:string-value="cover.medical_action_plan.examination_findings" text:name="cover.medical_action_plan.examination_findings"/>
        <text:user-field-decl office:value-type="string" office:string-value="cover.medical_action_plan.outstanding_results" text:name="cover.medical_action_plan.outstanding_results"/>
        <text:user-field-decl office:value-type="string" office:string-value="graphs.vision_and_hearing.hearing.left.annotation" text:name="graphs.ecg_exercise.current.annotation"/>
        <text:user-field-decl office:value-type="string" office:string-value="manual_tests_results_annotations" text:name="manual_tests_results_annotations"/>
        <text:user-field-decl office:value-type="string" office:string-value="report.vision.far_left" text:name="report.vision.far_left"/>
        <text:user-field-decl office:value-type="string" office:string-value="report.vision.far_right" text:name="report.vision.far_right"/>
        <text:user-field-decl office:value-type="string" office:string-value="report.vision.far_both" text:name="report.vision.far_both"/>
        <text:user-field-decl office:value-type="string" office:string-value="report.vision.correction_present_far" text:name="report.vision.correction_present_far"/>
        <text:user-field-decl office:value-type="string" office:string-value="report.vision.far_left_occluded" text:name="report.vision.far_left_occluded"/>
        <text:user-field-decl office:value-type="string" office:string-value="report.vision.far_right_occluded" text:name="report.vision.far_right_occluded"/>
        <text:user-field-decl office:value-type="string" office:string-value="report.vision.middle_both" text:name="report.vision.middle_both"/>
        <text:user-field-decl office:value-type="string" office:string-value="report.vision.correction_present_middle" text:name="report.vision.correction_present_middle"/>
        <text:user-field-decl office:value-type="string" office:string-value="report.vision.middle_left" text:name="report.vision.middle_left"/>
        <text:user-field-decl office:value-type="string" office:string-value="report.vision.middle_right" text:name="report.vision.middle_right"/>
        <text:user-field-decl office:value-type="string" office:string-value="report.vision.middle_left_occluded" text:name="report.vision.middle_left_occluded"/>
        <text:user-field-decl office:value-type="string" office:string-value="report.vision.middle_right_occluded" text:name="report.vision.middle_right_occluded"/>
        <text:user-field-decl office:value-type="string" office:string-value="report.vision.near_both" text:name="report.vision.near_both"/>
        <text:user-field-decl office:value-type="string" office:string-value="report.vision.correction_present_near" text:name="report.vision.correction_present_near"/>
        <text:user-field-decl office:value-type="string" office:string-value="report.vision.near_left" text:name="report.vision.near_left"/>
        <text:user-field-decl office:value-type="string" office:string-value="report.vision.near_right" text:name="report.vision.near_right"/>
        <text:user-field-decl office:value-type="string" office:string-value="report.vision.near_left_occluded" text:name="report.vision.near_left_occluded"/>
        <text:user-field-decl office:value-type="string" office:string-value="report.vision.near_right_occluded" text:name="report.vision.near_right_occluded"/>
        <text:user-field-decl office:value-type="string" office:string-value="report.vision.horizontal_fields_left" text:name="report.vision.horizontal_fields_left"/>
        <text:user-field-decl office:value-type="string" office:string-value="report.vision.horizontal_fields_right" text:name="report.vision.horizontal_fields_right"/>
        <text:user-field-decl office:value-type="string" office:string-value="report.vision.colour" text:name="report.vision.colour"/>
        <text:user-field-decl office:value-type="string" office:string-value="report.vision.glaucoma" text:name="report.vision.glaucoma"/>
        <text:user-field-decl office:value-type="string" office:string-value="section:report.lab_test_results" text:name="section.report.lab_test_results"/>
        <text:user-field-decl office:value-type="string" office:string-value="context:report.lab_test_results.groups" text:name="context.report.lab_test_results.groups"/>
        <text:user-field-decl office:value-type="string" office:string-value=".group_name" text:name="group_name"/>
        <text:user-field-decl office:value-type="string" office:string-value=".review_notes" text:name="review_notes"/>
        <text:user-field-decl office:value-type="string" office:string-value="context:.results" text:name="context.results"/>
        <text:user-field-decl office:value-type="string" office:string-value=".observation_name" text:name="observation_name"/>
        <text:user-field-decl office:value-type="string" office:string-value=".observation_value" text:name="observation_value"/>
        <text:user-field-decl office:value-type="string" office:string-value=".reference_range" text:name="reference_range"/>
        <text:user-field-decl office:value-type="string" office:string-value=".abnormal_description" text:name="abnormal_description"/>
        <text:user-field-decl office:value-type="string" office:string-value="section:report.fitness" text:name="section.report.fitness"/>
        <text:user-field-decl office:value-type="string" office:string-value="context:report.lab_test_results_abnormal.groups" text:name="lab_test_results_abnormal.groups"/>
        <text:user-field-decl office:value-type="string" office:string-value="graphs.fitness.ecg_exercise.current.annotation" text:name="ecg_exercise.ecg_exercise.current.annotation"/>
        <text:user-field-decl office:value-type="string" office:string-value="context:action_plan" text:name="action_plan"/>
        <text:user-field-decl office:value-type="string" office:string-value=".benefits" text:name="plan"/>
        <text:user-field-decl office:value-type="string" office:string-value=".Goals" text:name="goals"/>
        <text:user-field-decl office:value-type="string" office:string-value=".previous_observation_value" text:name="previous_observation_value"/>
        <text:user-field-decl office:value-type="string" office:string-value="graphs.vision_and_hearing.hearing.right.annotation" text:name="graphs.vision_and_hearing.hearing.right.annotation"/>
        <text:user-field-decl office:value-type="string" office:string-value="graphs.vision_and_hearing.hearing.left.annotation" text:name="graphs.vision_and_hearing.hearing.left.annotation"/>
        <text:user-field-decl office:value-type="string" office:string-value="section:report.hearing" text:name="section_hearing"/>
        <text:user-field-decl office:value-type="string" office:string-value="report.lung_function.fev1.current.annotation" text:name="report.lung_function.fev1.current.annotation"/>
        <text:user-field-decl office:value-type="string" office:string-value="report.lung_function.fvc.current.annotation" text:name="report.lung_function.fvc.current.annotation"/>
        <text:user-field-decl office:value-type="string" office:string-value="report.lung_function.fev1fvc.current.annotation" text:name="report.lung_function.fev1fvc.current.annotation"/>
        <text:user-field-decl office:value-type="string" office:string-value="report.lung_function.cml.current.annotation" text:name="report.lung_function.cml.current.annotation"/>
        <text:user-field-decl office:value-type="string" office:string-value="graphs.fitness.systolic_blood_pressure.annotation" text:name="graphs.fitness.systolic_blood_pressure.annotation"/>
        <text:user-field-decl office:value-type="string" office:string-value="graphs.fitness.diastolic_blood_pressure.annotation" text:name="graphs.fitness.diastolic_blood_pressure.annotation"/>
        <text:user-field-decl office:value-type="string" office:string-value="section:report.vision" text:name="section.report.vision"/>
        <text:user-field-decl office:value-type="string" office:string-value="section:report.vision_and_hearing" text:name="section.report.vision_and_hearing"/>
      </text:user-field-decls>
      <draw:frame draw:style-name="fr1" draw:name="image-63c7dd6e0f7a9" text:anchor-type="page" text:anchor-page-number="1" svg:x="10.62cm" svg:y="18.551cm" svg:width="8.892cm" draw:z-index="1">
        <draw:text-box fo:min-height="9.58cm">
          <text:p text:style-name="FrontPage_20_Heading">YOUR HEALTH ASSESSMENT REPORT</text:p>
          <text:p text:style-name="P13">18 January 2023</text:p>
          <text:p text:style-name="FrontPage_20_Frame">360 (M) Health Assessment</text:p>
          <text:p text:style-name="FrontPage_20_Frame">location_1000</text:p>
          <text:p text:style-name="FrontPage_20_Frame">Dr ArthurO AdamsO</text:p>
          <text:p text:style-name="FrontPage_20_Frame">Customer name: Mr Imtiyaz Test</text:p>
          <text:p text:style-name="FrontPage_20_Frame">ID number: 4591663</text:p>
          <text:p text:style-name="FrontPage_20_Frame">Date of birth: 04/04/1980</text:p>
          <text:p text:style-name="FrontPage_20_Frame"/>
          <text:p text:style-name="P13">bupa.co.uk</text:p>
        </draw:text-box>
      </draw:frame>
      <draw:frame draw:style-name="fr8" draw:name="image-63c7dd6e0f863" text:anchor-type="page" text:anchor-page-number="1" svg:x="15.27cm" svg:y="2cm" svg:width="3.727cm" svg:height="3.727cm" draw:z-index="3">
        <draw:image xlink:href="Pictures/200000020000009500000095186F1AAC.eps" xlink:type="simple" xlink:show="embed" xlink:actuate="onLoad"/>
      </draw:frame>
      <text:p text:style-name="P25"><draw:frame draw:style-name="fr9" draw:name="image-63c7dd6e0f86b" text:anchor-type="paragraph" svg:x="1.676cm" svg:y="2.515cm" svg:width="13.466cm" svg:height="25.756cm" draw:z-index="0"><draw:image xlink:href="Pictures/200000020000019C000003146980FA3A.eps" xlink:type="simple" xlink:show="embed" xlink:actuate="onLoad"/></draw:frame></text:p>
      <text:p text:style-name="P33">YOUR HEALTH <text:s/>ASSESSMENT REPORT</text:p>
      <text:p text:style-name="Index_20_listing">Your personal health report<text:tab/>p<text:bookmark-ref text:reference-format="page" text:ref-name="__RefHeading__106_1497232226">4</text:bookmark-ref></text:p>
      <text:p text:style-name="Index_20_listing">Medical action plan<text:tab/>p<text:bookmark-ref text:reference-format="page" text:ref-name="__RefHeading__108_1497232226">4</text:bookmark-ref></text:p>
      <text:p text:style-name="Index_20_listing">Previous appointment history<text:tab/>p<text:bookmark-ref text:reference-format="page" text:ref-name="__RefHeading__110_1497232226">4</text:bookmark-ref></text:p>
      <text:p text:style-name="Index_20_listing">Medical summary<text:tab/>p<text:bookmark-ref text:reference-format="page" text:ref-name="__RefHeading__112_1497232226">6</text:bookmark-ref></text:p>
      <text:p text:style-name="Index_20_listing">Health adviser's summary<text:tab/>p<text:reference-ref text:reference-format="page" text:ref-name="Health adviser's summary">6</text:reference-ref></text:p>
      <text:p text:style-name="Index_20_listing">Your goals<text:tab/>p<text:bookmark-ref text:reference-format="page" text:ref-name="__RefHeading__112_1497232226">6</text:bookmark-ref></text:p>
      <text:p text:style-name="P6"/>
      <text:h text:style-name="P30" text:outline-level="2"/>
      <text:h text:style-name="P32" text:outline-level="2"/>
      <text:h text:style-name="Heading_20_2" text:outline-level="2"><text:bookmark-start text:name="__RefHeading__106_1497232226"/>Your personal health report <text:bookmark-end text:name="__RefHeading__106_1497232226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_20_Highlighted">Date:</text:p>
          </table:table-cell>
          <table:table-cell table:style-name="Table1.A1" office:value-type="string">
            <text:p text:style-name="Table_20_Contents">18 January 2023</text:p>
          </table:table-cell>
          <table:table-cell table:style-name="Table1.A1" office:value-type="string">
            <text:p text:style-name="Table_20_Contents_20_Highlighted">Location:</text:p>
          </table:table-cell>
          <table:table-cell table:style-name="Table1.A1" table:number-rows-spanned="2" office:value-type="string">
            <text:p>location_1000 <text:line-break/>qinec ltd 10 Leake Street<text:line-break/>London</text:p>
          </table:table-cell>
        </table:table-row>
        <table:table-row>
          <table:table-cell table:style-name="Table1.A1" office:value-type="string">
            <text:p text:style-name="Table_20_Contents_20_Highlighted">Time:</text:p>
          </table:table-cell>
          <table:table-cell table:style-name="Table1.A1" office:value-type="string">
            <text:p text:style-name="Table_20_Contents">13:00</text:p>
          </table:table-cell>
          <table:table-cell table:style-name="Table1.A1" office:value-type="string">
            <text:p text:style-name="Table_20_Contents"/>
          </table:table-cell>
          <table:covered-table-cell/>
        </table:table-row>
      </table:table>
      <text:p text:style-name="Standard"/>
      <text:h text:style-name="Heading_20_2" text:outline-level="2"><text:bookmark-start text:name="__RefHeading__108_1497232226"/>Medical action plan <text:bookmark-end text:name="__RefHeading__108_1497232226"/></text:h>
      <text:h text:style-name="P31" text:outline-level="2">Introduction</text:h>
      <text:h text:style-name="P31" text:outline-level="2">Specific Concerns</text:h>
      <text:h text:style-name="P31" text:outline-level="2">Medical Issues you need to address</text:h>
      <text:h text:style-name="P31" text:outline-level="2">Examination Findings</text:h>
      <text:h text:style-name="P31" text:outline-level="2">Examination Results</text:h>
      <text:p text:style-name="Text_20_body">For full details, please see page <text:bookmark-ref text:reference-format="page" text:ref-name="__RefHeading__21076_915921995">24</text:bookmark-ref>.</text:p>
      <text:h text:style-name="Heading_20_2" text:outline-level="2"><text:bookmark-start text:name="__RefHeading__110_1497232226"/>Previous appointment history<text:bookmark-end text:name="__RefHeading__110_1497232226"/></text:h>
      <text:p text:style-name="Standard"><draw:frame draw:style-name="fr2" draw:name="image-63c7dd6e0fb35" text:anchor-type="paragraph" svg:width="17cm" style:rel-width="100%" draw:z-index="4"><draw:text-box fo:min-height="0.39cm"><table:table table:name="Table2" table:style-name="Table2"><table:table-column table:style-name="Table2.A" table:number-columns-repeated="3"/><table:table-row><table:table-cell table:style-name="Table2.A1" office:value-type="string"><text:p text:style-name="Zebra_20_table_20_header">Date</text:p></table:table-cell><table:table-cell table:style-name="Table2.A1" office:value-type="string"><text:p text:style-name="Zebra_20_table_20_header">Bupa location</text:p></table:table-cell><table:table-cell table:style-name="Table2.A1" office:value-type="string"><text:p text:style-name="Zebra_20_table_20_header">Doctor</text:p></table:table-cell></table:table-row></table:table><table:table table:name="Table6" table:style-name="Table6"><table:table-column table:style-name="Table6.A" table:number-columns-repeated="3"/><table:table-row><table:table-cell table:style-name="Table6.A1" office:value-type="string"><text:p text:style-name="Table_20_Contents_20_Zebra_20_1">18-01-2023 13:00</text:p></table:table-cell><table:table-cell table:style-name="Table6.A1" office:value-type="string"><text:p text:style-name="Table_20_Contents_20_Zebra_20_1">location_1000</text:p></table:table-cell><table:table-cell table:style-name="Table6.A1" office:value-type="string"><text:p text:style-name="Table_20_Contents_20_Zebra_20_1">Dr ArthurO AdamsO</text:p></table:table-cell></table:table-row><table:table-row><table:table-cell table:style-name="Table6.A1" office:value-type="string"><text:p text:style-name="Table_20_Contents_20_Zebra_20_1">10-11-2022 14:10</text:p></table:table-cell><table:table-cell table:style-name="Table6.A1" office:value-type="string"><text:p text:style-name="Table_20_Contents_20_Zebra_20_2">location_1000</text:p></table:table-cell><table:table-cell table:style-name="Table6.A1" office:value-type="string"><text:p text:style-name="Table_20_Contents_20_Zebra_20_2">Dr ArthurO AdamsO</text:p></table:table-cell></table:table-row><table:table-row><table:table-cell table:style-name="Table6.A1" office:value-type="string"><text:p text:style-name="Table_20_Contents_20_Zebra_20_1">01-01-1970 01:00</text:p></table:table-cell><table:table-cell table:style-name="Table6.A1" office:value-type="string"/><table:table-cell table:style-name="Table6.A1" office:value-type="string"/></table:table-row><table:table-row><table:table-cell table:style-name="Table6.A1" office:value-type="string"><text:p text:style-name="Table_20_Contents_20_Zebra_20_1">01-01-1970 01:00</text:p></table:table-cell><table:table-cell table:style-name="Table6.A1" office:value-type="string"/><table:table-cell table:style-name="Table6.A1" office:value-type="string"/></table:table-row></table:table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h text:style-name="P29" text:outline-level="1"><text:bookmark-start text:name="__RefHeading__112_1497232226"/>Medical summary<text:bookmark-end text:name="__RefHeading__112_1497232226"/></text:h>
      <text:section text:style-name="Sect2" text:name="Medical summary"/>
      <text:p text:style-name="Text_20_body"/>
      <text:p text:style-name="Standard"><draw:frame draw:style-name="fr3" draw:name="image-63c7dd6e0fc34" text:anchor-type="paragraph" svg:width="17cm" style:rel-width="100%" draw:z-index="5"><draw:text-box fo:min-height="0.499cm"><text:h text:style-name="Heading_20_4" text:outline-level="4"><text:reference-mark text:name="Health adviser's summary"/>Health adviser's summary</text:h></draw:text-box></draw:frame></text:p>
      <text:p text:style-name="P26"/>
      <text:p text:style-name="Table_20_Contents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header-rows>
          <table:table-row>
            <table:table-cell table:style-name="Table32.A1" office:value-type="string">
              <text:p text:style-name="Zebra_20_table_20_header">Plan</text:p>
            </table:table-cell>
            <table:table-cell table:style-name="Table32.A1" office:value-type="string">
              <text:p text:style-name="Zebra_20_table_20_header">Goal</text:p>
            </table:table-cell>
            <table:table-cell table:style-name="Table32.A1" office:value-type="string">
              <text:p text:style-name="Zebra_20_table_20_header">Health Benefits</text:p>
            </table:table-cell>
            <table:table-cell table:style-name="Table32.A1" office:value-type="string">
              <text:p text:style-name="Zebra_20_table_20_header">My Notes</text:p>
            </table:table-cell>
            <table:table-cell table:style-name="Table32.A1" office:value-type="string">
              <text:p text:style-name="Zebra_20_table_20_header">Tick <text:span text:style-name="T1">3</text:span></text:p>
            </table:table-cell>
          </table:table-row>
        </table:table-header-rows>
      </table:table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row>
          <table:table-cell table:style-name="Table33.A1" office:value-type="string"/>
          <table:table-cell table:style-name="Table33.A1" office:value-type="string"/>
          <table:table-cell table:style-name="Table33.A1" office:value-type="string"/>
          <table:table-cell table:style-name="Table33.A1" office:value-type="string">
            <text:p text:style-name="Table_20_Contents"/>
          </table:table-cell>
          <table:table-cell table:style-name="Table33.E1" office:value-type="string">
            <text:p text:style-name="Table_20_Contents"/>
          </table:table-cell>
        </table:table-row>
      </table:table>
      <text:p text:style-name="Table_20_Contents"/>
      <text:p text:style-name="Table_20_Contents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/>
      <text:p text:style-name="Text_20_body"/>
      <text:p text:style-name="Text_20_body"/>
      <text:section text:style-name="Sect1" text:name="section:report.strength"/>
      <text:p text:style-name="Text_20_body"/>
      <text:p text:style-name="P3"/>
      <text:p text:style-name="Text_20_body"/>
      <text:p text:style-name="P3"/>
      <text:p text:style-name="Standard"/>
      <text:h text:style-name="Report_20_section_20_heading" text:outline-level="2"><text:bookmark-start text:name="__RefHeading__21076_915921995"/>Other Results<text:bookmark-end text:name="__RefHeading__21076_915921995"/></text:h>
      <text:p text:style-name="Text_20_body"/>
      <text:p text:style-name="Text_20_body"/>
      <text:p text:style-name="P1"/>
      <text:h text:style-name="Report_20_section_20_heading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/>
      <text:section text:style-name="Sect1" text:name="lab_test_results">
        <text:h text:style-name="Report_20_section_20_heading" text:outline-level="2">Lab Test Results</text:h>
        <text:p text:style-name="Text_20_body"/>
        <table:table table:name="Table24" table:style-name="Table24">
          <table:table-column table:style-name="Table24.A"/>
          <table:table-row>
            <table:table-cell table:style-name="Table24.A1" office:value-type="string">
              <text:p text:style-name="P10"/>
              <text:p text:style-name="P10"/>
            </table:table-cell>
          </table:table-row>
          <table:table-row>
            <table:table-cell table:style-name="Table24.A1" office:value-type="string">
              <text:p text:style-name="Table_20_Contents"/>
              <text:p text:style-name="P11">Review notes</text:p>
              <text:p text:style-name="Table_20_Contents"/>
              <text:p text:style-name="Table_20_Contents"/>
            </table:table-cell>
          </table:table-row>
          <table:table-row>
            <table:table-cell table:style-name="Table24.A1" office:value-type="string">
              <text:p text:style-name="Table_20_Contents"/>
              <table:table table:name="Table25" table:style-name="Table25">
                <table:table-column table:style-name="Table25.A" table:number-columns-repeated="3"/>
                <table:table-column table:style-name="Table25.D"/>
                <table:table-column table:style-name="Table25.E"/>
                <table:table-header-rows>
                  <table:table-row>
                    <table:table-cell table:style-name="Table25.A1" office:value-type="string">
                      <text:p text:style-name="P20">Test name</text:p>
                    </table:table-cell>
                    <table:table-cell table:style-name="Table25.A1" office:value-type="string">
                      <text:p text:style-name="P20">Current</text:p>
                    </table:table-cell>
                    <table:table-cell table:style-name="Table25.A1" office:value-type="string">
                      <text:p text:style-name="P20">Ideal</text:p>
                    </table:table-cell>
                    <table:table-cell table:style-name="Table25.A1" office:value-type="string">
                      <text:p text:style-name="P20">Status</text:p>
                    </table:table-cell>
                    <table:table-cell table:style-name="Table25.A1" office:value-type="string">
                      <text:p text:style-name="P20">Previous Result</text:p>
                    </table:table-cell>
                  </table:table-row>
                </table:table-header-rows>
              </table:table>
              <table:table table:name="Table26" table:style-name="Table26">
                <table:table-column table:style-name="Table26.A" table:number-columns-repeated="3"/>
                <table:table-column table:style-name="Table26.D"/>
                <table:table-column table:style-name="Table26.E"/>
                <table:table-row>
                  <table:table-cell table:style-name="Table26.A1" office:value-type="string"/>
                  <table:table-cell table:style-name="Table26.A1" office:value-type="string"/>
                  <table:table-cell table:style-name="Table26.A1" office:value-type="string"/>
                  <table:table-cell table:style-name="Table26.A1" office:value-type="string"/>
                  <table:table-cell table:style-name="Table26.E1" office:value-type="string"/>
                </table:table-row>
              </table:table>
              <text:p text:style-name="Table_20_Contents"/>
              <text:p text:style-name="Table_20_Contents"/>
            </table:table-cell>
          </table:table-row>
          <table:table-row>
            <table:table-cell table:style-name="Table24.A1" office:value-type="string">
              <text:p text:style-name="P19"/>
              <text:p text:style-name="P19"/>
            </table:table-cell>
          </table:table-row>
        </table:table>
        <text:p text:style-name="Text_20_body"/>
        <text:p text:style-name="Text_20_body"/>
      </text:section>
      <text:p text:style-name="P27"><draw:frame draw:style-name="fr6" draw:name="image-63c7dd6e106a5" text:anchor-type="paragraph" svg:x="0cm" svg:y="27.342cm" fo:min-width="21.001cm" style:rel-width="100%" draw:z-index="6"><draw:text-box fo:min-height="0.499cm"><text:p text:style-name="P14"><text:tab/>18 January 2023 Mr Imtiyaz Test <text:tab/>bupa.co.uk</text:p></draw:text-box></draw:frame><draw:frame draw:style-name="fr7" draw:name="image-63c7dd6e106c1" text:anchor-type="paragraph" svg:x="14.011cm" svg:y="2.03cm" svg:width="5.299cm" draw:z-index="7"><draw:text-box fo:min-height="4.094cm"><text:p text:style-name="P35">Bupa Health Assessments are </text:p><text:p text:style-name="Back_20_cover_20_text">provided by or on behalf of Bupa </text:p><text:p text:style-name="Back_20_cover_20_text">Occupational Health Limited. </text:p><text:p text:style-name="Back_20_cover_20_text">Registered in England and Wales </text:p><text:p text:style-name="Back_20_cover_20_text">No. 631336. Registered Office: </text:p><text:p text:style-name="Back_20_cover_20_text">Bupa House, 15-19 Bloomsbury </text:p><text:p text:style-name="Back_20_cover_20_text">Way, London WC1A 2BA.</text:p><text:p text:style-name="Back_20_cover_20_text"/><text:p text:style-name="Back_20_cover_20_text">© Bupa 2014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ingbats" svg:font-family="Dingbats" style:font-pitch="variable" style:font-charset="x-symbol"/>
    <style:font-face style:name="Lohit Devanagari1" svg:font-family="'Lohit Devanagari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page-number="auto"/>
      <style:text-properties style:font-name="Liberation Sans1" fo:font-size="11pt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  <style:text-properties style:font-name="Liberation Sans1" fo:font-size="11pt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text-transform="uppercase" fo:color="#009ee0" fo:font-size="130%" fo:font-weight="normal" style:font-size-asian="130%" style:font-weight-asian="normal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page-number="auto"/>
      <style:text-properties fo:color="#009ee0" fo:font-size="115%" fo:font-weight="bold" style:font-size-asian="115%" style:font-weight-asian="normal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 style:font-size-asian="10.5pt" style:font-weight-asian="normal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fo:padding="0cm" fo:border="none" style:shadow="none" text:number-lines="false" text:line-number="0">
        <style:background-image/>
      </style:paragraph-properties>
      <style:text-properties style:font-name="Liberation Sans1" fo:font-size="11pt" style:font-size-asian="10.5pt" style:font-weight-asian="normal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#0066ff" text:number-lines="false" text:line-number="0">
        <style:background-image/>
      </style:paragraph-properties>
      <style:text-properties fo:color="#ffffff" style:font-name="Liberation Sans2" fo:font-size="13pt" fo:font-weight="bold" style:font-size-asian="10.5pt" style:font-weight-asian="normal" style:font-weight-complex="bold"/>
    </style:style>
    <style:style style:name="FrontPage_20_Heading" style:display-name="FrontPage Heading" style:family="paragraph" style:parent-style-name="Header" style:master-page-name="">
      <style:paragraph-properties fo:margin-top="0cm" fo:margin-bottom="0.4cm" fo:line-height="90%" style:page-number="auto" style:shadow="none"/>
      <style:text-properties fo:color="#009ee0" fo:font-size="26pt" fo:font-weight="bold" style:font-size-asian="10.5pt" style:font-weight-asian="normal"/>
    </style:style>
    <style:style style:name="FrontPage_20_Frame" style:display-name="FrontPage Frame" style:family="paragraph" style:parent-style-name="Frame_20_contents">
      <style:text-properties style:use-window-font-color="true" style:font-size-asian="10.5pt" style:font-weight-asian="normal"/>
    </style:style>
    <style:style style:name="IndexHeading" style:family="paragraph" style:parent-style-name="Heading">
      <style:paragraph-properties fo:margin-left="4.001cm" fo:margin-right="4.001cm" fo:margin-top="2cm" fo:margin-bottom="1cm" fo:text-indent="0cm" style:auto-text-indent="false"/>
      <style:text-properties fo:color="#009ee0" fo:font-size="22pt" fo:font-weight="bold" style:font-weight-asian="normal"/>
    </style:style>
    <style:style style:name="Index_20_listing" style:display-name="Index listing" style:family="paragraph" style:parent-style-name="Standard" style:master-page-name="">
      <style:paragraph-properties fo:margin-left="4.001cm" fo:margin-right="4.001cm" fo:margin-top="0cm" fo:margin-bottom="0.199cm" fo:text-indent="0cm" style:auto-text-indent="false" style:page-number="auto" fo:background-color="transparent" style:shadow="none">
        <style:tab-stops>
          <style:tab-stop style:position="0cm" style:type="right"/>
          <style:tab-stop style:position="9.999cm" style:type="right"/>
        </style:tab-stops>
        <style:background-image/>
      </style:paragraph-properties>
      <style:text-properties fo:color="#666666" fo:font-weight="bold" style:font-size-asian="10.5pt" style:font-weight-asian="normal"/>
    </style:style>
    <style:style style:name="Table_20_Contents_20_Highlighted" style:display-name="Table Contents Highlighted" style:family="paragraph" style:parent-style-name="Table_20_Contents">
      <style:text-properties fo:color="#009ee0" fo:font-weight="bold" style:font-size-asian="10.5pt" style:font-weight-asian="normal"/>
    </style:style>
    <style:style style:name="Zebra_20_table_20_header" style:display-name="Zebra table header" style:family="paragraph" style:parent-style-name="Table_20_Heading" style:master-page-name="">
      <style:paragraph-properties style:page-number="auto" fo:background-color="#40b6e8" fo:padding="0.101cm" fo:border="0.002cm solid #40b6e8" style:shadow="none">
        <style:background-image/>
      </style:paragraph-properties>
      <style:text-properties fo:color="#ffffff" fo:font-size="12pt" fo:font-weight="normal" style:font-size-asian="10.5pt" style:font-weight-asian="normal"/>
    </style:style>
    <style:style style:name="Table_20_Contents_20_Zebra1" style:display-name="Table Contents Zebra1" style:family="paragraph" style:parent-style-name="Table_20_Contents"/>
    <style:style style:name="Table_20_Contents_20_Zebra_20_1" style:display-name="Table Contents Zebra 1" style:family="paragraph" style:parent-style-name="Table_20_Contents" style:master-page-name="">
      <style:paragraph-properties style:page-number="auto" fo:background-color="#7fceef" fo:padding="0.101cm" fo:border="0.002cm solid #7fceef" style:shadow="none">
        <style:background-image/>
      </style:paragraph-properties>
      <style:text-properties style:font-size-asian="10.5pt"/>
    </style:style>
    <style:style style:name="Table_20_Contents_20_Zebra_20_2" style:display-name="Table Contents Zebra 2" style:family="paragraph" style:parent-style-name="Table_20_Contents_20_Zebra_20_1">
      <style:paragraph-properties fo:background-color="#bfe7f7" fo:padding="0.101cm" fo:border="0.002cm solid #bfe7f7">
        <style:background-image/>
      </style:paragraph-properties>
    </style:style>
    <style:style style:name="No_20_content_20_style" style:display-name="No content style" style:family="paragraph" style:parent-style-name="Standard"/>
    <style:style style:name="Medical_20_summary_20_intro" style:display-name="Medical summary intro" style:family="paragraph" style:parent-style-name="Text_20_body">
      <style:text-properties fo:color="#6c6e71" fo:font-size="12pt" fo:font-weight="bold" style:font-size-asian="10.5pt" style:font-weight-asian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101cm" fo:margin-bottom="0.101cm" fo:text-indent="0cm" style:auto-text-indent="false"/>
      <style:text-properties fo:color="#009ee0" fo:font-size="105%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Table_20_Contents_20_Zebra_20_light" style:display-name="Table Contents Zebra light" style:family="paragraph" style:parent-style-name="Table_20_Contents_20_Zebra_20_1">
      <style:paragraph-properties fo:background-color="#ffffff">
        <style:background-image/>
      </style:paragraph-properties>
    </style:style>
    <style:style style:name="Back_20_cover_20_text" style:display-name="Back cover text" style:family="paragraph" style:parent-style-name="Standard">
      <style:paragraph-properties fo:background-color="transparent">
        <style:background-image/>
      </style:paragraph-properties>
      <style:text-properties fo:color="#009ee0" fo:font-size="10pt" style:font-size-asian="10.5pt"/>
    </style:style>
    <style:style style:name="Report_20_heading_20_4" style:display-name="Report heading 4" style:family="paragraph" style:parent-style-name="Heading_20_4" style:default-outline-level="" style:list-style-name="">
      <style:paragraph-properties fo:margin-top="0.101cm" fo:margin-bottom="0.199cm"/>
      <style:text-properties fo:color="#009ee0" fo:font-size="95%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/>
      <style:text-properties fo:font-size="85%" fo:font-weight="bold" style:font-size-asian="85%" style:font-weight-asian="bold" style:font-size-complex="85%" style:font-weight-complex="bold"/>
    </style:style>
    <style:style style:name="Report_20_heading_20_5" style:display-name="Report heading 5" style:family="paragraph" style:parent-style-name="Heading_20_5" style:default-outline-level="" style:list-style-name="">
      <style:text-properties fo:color="#6c6e71" style:font-weight-asian="normal"/>
    </style:style>
    <style:style style:name="Information_20_box_20_heading" style:display-name="Information box heading" style:family="paragraph" style:parent-style-name="Frame_20_contents">
      <style:paragraph-properties fo:margin-top="0.199cm" fo:margin-bottom="0.4cm"/>
      <style:text-properties fo:color="#009ee0" fo:font-size="13pt" fo:font-weight="bold" style:font-size-asian="10.5pt" style:font-weight-asian="normal"/>
    </style:style>
    <style:style style:name="Information_20_box_20_content" style:display-name="Information box content" style:family="paragraph" style:parent-style-name="Frame_20_contents">
      <style:paragraph-properties fo:margin-top="0cm" fo:margin-bottom="0.199cm"/>
    </style:style>
    <style:style style:name="Index_20_listing_20_light" style:display-name="Index listing light" style:family="paragraph" style:parent-style-name="Index_20_listing" style:auto-update="true">
      <style:text-properties fo:font-weight="normal" style:font-size-asian="10.5pt" style:font-weight-asian="normal"/>
    </style:style>
    <style:style style:name="Report_20_section_20_heading" style:display-name="Report section heading" style:family="paragraph" style:parent-style-name="Heading_20_2" style:auto-update="true" style:default-outline-level="2" style:list-style-name="">
      <style:text-properties fo:text-transform="upperca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Default_20_Text_20_Bold" style:display-name="Default Text Bold" style:family="text">
      <style:text-properties fo:font-weight="bold" style:font-size-asian="10.5pt"/>
    </style:style>
    <style:style style:name="Default_20_Text_20_Italic" style:display-name="Default Text Italic" style:family="text">
      <style:text-properties fo:font-style="italic" style:font-size-asian="10.5pt"/>
    </style:style>
    <style:style style:name="Default_20_Text_20_Underline" style:display-name="Default Text Underline" style:family="text">
      <style:text-properties style:text-underline-style="solid" style:text-underline-width="auto" style:text-underline-color="font-color" style:font-size-asian="10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break-before="pag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center" style:justify-single-word="false" fo:break-befor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4.001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.175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14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Back_20_page" style:display-name="Back page" style:page-layout-name="Mpm3" style:next-style-name="Standard">
      <style:footer>
        <text:p text:style-name="Footer"/>
      </style:footer>
    </style:master-page>
    <style:master-page style:name="Report" style:page-layout-name="Mpm4">
      <style:header>
        <text:user-field-decls>
          <text:user-field-decl office:value-type="string" office:string-value="patient.dob" text:name="patient.date_of_birth_long"/>
          <text:user-field-decl office:value-type="string" office:string-value="patient.id" text:name="patient.ibs_number"/>
          <text:user-field-decl office:value-type="string" office:string-value="patient.fullname" text:name="patient.name"/>
        </text:user-field-decls>
        <text:p text:style-name="Header"/>
        <text:p text:style-name="MP1"/>
        <text:p text:style-name="Header"/>
        <text:p text:style-name="Header">Mr Imtiyaz Test (4591663) - 04/04/1980</text:p>
      </style:header>
      <style:footer>
        <text:p text:style-name="MP2"><text:page-number text:select-page="current"/> of <text:page-count>28</text:page-count></text:p>
      </style:footer>
    </style:master-page>
    <style:master-page style:name="Plan" style:page-layout-name="Mpm5">
      <style:header>
        <text:user-field-decls>
          <text:user-field-decl office:value-type="string" office:string-value="patient.dob" text:name="patient.date_of_birth_long"/>
          <text:user-field-decl office:value-type="string" office:string-value="patient.id" text:name="patient.ibs_number"/>
          <text:user-field-decl office:value-type="string" office:string-value="patient.fullname" text:name="patient.name"/>
        </text:user-field-decls>
        <text:p text:style-name="Header">Mr Imtiyaz Test (4591663) - 04/04/1980</text:p>
      </style:header>
      <style:footer>
        <text:p text:style-name="MP2"/>
        <text:p text:style-name="MP3"><text:page-number text:select-page="current">27</text:page-number> of <text:page-count>28</text:page-count></text:p>
      </style:footer>
    </style:master-page>
    <style:master-page style:name="Summary" style:page-layout-name="Mpm6" style:next-style-name="Plan">
      <style:header>
        <text:user-field-decls>
          <text:user-field-decl office:value-type="string" office:string-value="patient.dob" text:name="patient.date_of_birth_long"/>
          <text:user-field-decl office:value-type="string" office:string-value="patient.id" text:name="patient.ibs_number"/>
          <text:user-field-decl office:value-type="string" office:string-value="patient.fullname" text:name="patient.name"/>
        </text:user-field-decls>
        <text:p text:style-name="Header">Mr Imtiyaz Test (4591663) - 04/04/1980</text:p>
      </style:header>
      <style:footer>
        <text:p text:style-name="MP2"><text:page-number text:select-page="current">6</text:page-number> of <text:page-count>28</text:page-count></text:p>
      </style:footer>
    </style:master-page>
    <style:master-page style:name="Right_20_Page" style:display-name="Right Page" style:page-layout-name="Mpm7" style:next-style-name="Left_20_Page"/>
    <style:master-page style:name="Left_20_Page" style:display-name="Left Page" style:page-layout-name="Mpm8" style:next-style-name="Right_20_Page"/>
    <style:master-page style:name="Landscape" style:page-layout-name="Mpm9"/>
    <style:master-page style:name="Index" style:page-layout-name="Mpm2"/>
    <style:master-page style:name="HTML" style:page-layout-name="Mpm10"/>
    <style:master-page style:name="Footnote" style:page-layout-name="Mpm11"/>
    <style:master-page style:name="Envelope" style:page-layout-name="Mpm12"/>
    <style:master-page style:name="Endnote" style:page-layout-name="Mpm11"/>
    <style:master-page style:name="Previous_20_Visit" style:display-name="Previous Visit" style:page-layout-name="Mpm6" style:next-style-name="Summary">
      <style:header>
        <text:user-field-decls>
          <text:user-field-decl office:value-type="string" office:string-value="patient.dob" text:name="patient.date_of_birth_long"/>
          <text:user-field-decl office:value-type="string" office:string-value="patient.id" text:name="patient.ibs_number"/>
          <text:user-field-decl office:value-type="string" office:string-value="patient.fullname" text:name="patient.name"/>
        </text:user-field-decls>
        <text:p text:style-name="Header">Mr Imtiyaz Test (4591663) - 04/04/1980</text:p>
      </style:header>
      <style:footer>
        <text:p text:style-name="MP2"><text:page-number text:select-page="current">3</text:page-number> of <text:page-count>28</text:page-count></text:p>
      </style:footer>
    </style:master-page>
    <style:master-page style:name="Index_20_Page" style:display-name="Index Page" style:page-layout-name="Mpm13" style:next-style-name="Previous_20_Visit">
      <style:header>
        <text:user-field-decls>
          <text:user-field-decl office:value-type="string" office:string-value="patient.dob" text:name="patient.date_of_birth_long"/>
          <text:user-field-decl office:value-type="string" office:string-value="patient.id" text:name="patient.ibs_number"/>
          <text:user-field-decl office:value-type="string" office:string-value="patient.fullname" text:name="patient.name"/>
        </text:user-field-decls>
        <text:p text:style-name="Header">Mr Imtiyaz Test (4591663) - 04/04/1980</text:p>
      </style:header>
      <style:footer>
        <text:p text:style-name="MP2"><text:page-number text:select-page="current">2</text:page-number> of <text:page-count>28</text:page-count></text:p>
      </style:footer>
    </style:master-page>
    <style:master-page style:name="Cover_20_Page" style:display-name="Cover Page" style:page-layout-name="Mpm14" style:next-style-name="Index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 Hudson</meta:initial-creator>
    <meta:creation-date>2014-08-19T12:52:45.679955573</meta:creation-date>
    <meta:generator>OpenOffice/4.1.1$Win32 OpenOffice.org_project/411m6$Build-9775</meta:generator>
    <dc:date>2014-12-11T16:32:22.84</dc:date>
    <meta:editing-duration>P11DT10H55M35S</meta:editing-duration>
    <meta:editing-cycles>316</meta:editing-cycles>
    <dc:creator>sd </dc:creator>
    <meta:document-statistic meta:table-count="26" meta:image-count="47" meta:object-count="0" meta:page-count="28" meta:paragraph-count="350" meta:word-count="1855" meta:character-count="15124"/>
  </office:meta>
</office:document-meta>
</file>